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9277" officeooo:paragraph-rsid="001d9277"/>
    </style:style>
    <style:style style:name="P2" style:family="paragraph" style:parent-style-name="Standard">
      <style:text-properties style:font-name="monospace" officeooo:rsid="001d9277" officeooo:paragraph-rsid="001d9277"/>
    </style:style>
    <style:style style:name="P3" style:family="paragraph" style:parent-style-name="Standard">
      <style:text-properties style:font-name="monospace" officeooo:paragraph-rsid="001d9277"/>
    </style:style>
    <style:style style:name="T1" style:family="text">
      <style:text-properties officeooo:rsid="001d9277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fo:color="#000000" officeooo:rsid="001d9277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t.atheism vs Spy.space</text:p>
      <text:p text:style-name="P1"/>
      <text:p text:style-name="P1">python TFIDFViewer.py --index news --files ./20_newsgroups/alt.atheism/0000000 ./20_newsgroups/sci.space/0014249</text:p>
      <text:p text:style-name="P1"/>
      <text:p text:style-name="P2"><text:span text:style-name="T2">Similarity = 0.02139</text:span></text:p>
      <text:p text:style-name="P2"><text:span text:style-name="T2"/></text:p>
      <text:p text:style-name="P2"><text:span text:style-name="T2"/></text:p>
      <text:p text:style-name="P3"><text:span text:style-name="T3">python TFIDFViewer.py --index news --files ./20_newsgroups/alt.atheism/0000001 ./20_new<text:line-break/>sgroups/sci.space/0014249 <text:line-break/><text:line-break/></text:span><text:span text:style-name="T2">Similarity = 0.03168</text:span><text:line-break/></text:p>
      <text:p text:style-name="P3"><text:line-break/><text:span text:style-name="T2">python TFIDFViewer.py --index news --files ./20_newsgroups/alt.atheism/0000010 ./20_new</text:span><text:line-break/>sgroups/sci.space/0014248<text:line-break/><text:line-break/></text:p>
      <text:p text:style-name="P3"><text:span text:style-name="T2">Similarity = 0.00977</text:span><text:line-break/></text:p>
      <text:p text:style-name="P3"/>
      <text:p text:style-name="P3"><text:span text:style-name="T2">python TFIDFViewer.py --index news --files ./20_newsgroups/alt.atheism/0000005 ./20_new</text:span><text:line-break/>sgroups/sci.space/0014230</text:p>
      <text:p text:style-name="P3"/>
      <text:p text:style-name="P3"><text:line-break/><text:span text:style-name="T2">Similarity = 0.00879</text:span></text:p>
      <text:p text:style-name="P3"><text:span text:style-name="T2"/></text:p>
      <text:p text:style-name="P3"><text:line-break/><text:line-break/><text:span text:style-name="T1">Spy.script</text:span></text:p>
      <text:p text:style-name="P3"/>
      <text:p text:style-name="P3"><text:span text:style-name="T2"/></text:p>
      <text:p text:style-name="P3"><text:span text:style-name="T2">python TFIDFViewer.py --index news --files ./20_newsgroups/sci.crypt/0011405 ./20_newsg<text:line-break/>roups/sci.crypt/0011480<text:line-break/><text:line-break/>Similarity = 0.02237</text:span></text:p>
      <text:p text:style-name="P3"><text:span text:style-name="T2"/></text:p>
      <text:p text:style-name="P3"><text:span text:style-name="T2">python TFIDFViewer.py --index news --files ./20_newsgroups/sci.crypt/0011405 ./20_newsg<text:line-break/>roups/sci.crypt/0011418<text:line-break/><text:line-break/></text:span><text:soft-page-break/><text:line-break/><text:line-break/><text:span text:style-name="T2">Similarity = 0.01210</text:span><text:line-break/></text:p>
      <text:p text:style-name="P3"/>
      <text:p text:style-name="P3"/>
      <text:p text:style-name="P3"><text:span text:style-name="T2">python TFIDFViewer.py --index news --files ./20_newsgroups/sci.crypt/0011405 ./20_newsg</text:span><text:line-break/>roups/sci.crypt/0011410<text:line-break/><text:line-break/></text:p>
      <text:p text:style-name="P3"/>
      <text:p text:style-name="P3"><text:span text:style-name="T2">Similarity = 0.03999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3">Alt.atheism</text:span></text:p>
      <text:p text:style-name="P3"><text:span text:style-name="T3"/></text:p>
      <text:p text:style-name="P3"><text:span text:style-name="T3">python TFIDFViewer.py --index news --files ./20_newsgroups/alt.atheism/0000000 ./20_new<text:line-break/>sgroups/alt.atheism/0000005<text:line-break/><text:line-break/>Similarity = 0.12252<text:line-break/></text:span></text:p>
      <text:p text:style-name="P3"><text:span text:style-name="T3"/></text:p>
      <text:p text:style-name="P3"><text:span text:style-name="T3">python TFIDFViewer.py --index news --files ./20_newsgroups/alt.atheism/0000000 ./20_new<text:line-break/>sgroups/alt.atheism/0000002<text:line-break/></text:span></text:p>
      <text:p text:style-name="P3"><text:span text:style-name="T3"/></text:p>
      <text:p text:style-name="P3"><text:span text:style-name="T3">Similarity = 0.04811<text:line-break/><text:line-break/><text:line-break/>python TFIDFViewer.py --index news --files ./20_newsgroups/alt.atheism/0000000 ./20_new<text:line-break/>sgroups/alt.atheism/0000001<text:line-break/></text:span></text:p>
      <text:p text:style-name="P3"><text:span text:style-name="T3"/></text:p>
      <text:p text:style-name="P3"><text:span text:style-name="T3">Similarity = 0.24181<text:line-break/><text:line-break/><text:line-break/></text:span><text:line-break/><text:line-break/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9:36:38.484198250</meta:creation-date>
    <dc:date>2019-10-07T19:51:16.116221756</dc:date>
    <meta:editing-duration>PT4M27S</meta:editing-duration>
    <meta:editing-cycles>1</meta:editing-cycles>
    <meta:document-statistic meta:table-count="0" meta:image-count="0" meta:object-count="0" meta:page-count="3" meta:paragraph-count="18" meta:word-count="134" meta:character-count="1408" meta:non-whitespace-character-count="1283"/>
    <meta:generator>LibreOffice/6.1.3.2$Linux_X86_64 LibreOffice_project/10$Build-2</meta:generator>
  </office:meta>
</office:document-meta>
</file>